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Bonjour, </text:p>
      <text:p text:style-name="P1"/>
      <text:p text:style-name="P1">Voici le README, </text:p>
      <text:p text:style-name="P1">Je n’ai pas fini les TDs entièrement et pour que ça soit plus simple d’utilisations, il faut taper directement « http://127.0.0.1:4200/section » pour accéder aux sections ou /products pour les produits. Je n’ai pas vraiment réussi ces TDs.</text:p>
      <text:p text:style-name="P1"/>
      <text:p text:style-name="P1">Mes sincères saluta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